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f30" officeooo:paragraph-rsid="00140f30"/>
    </style:style>
    <style:style style:name="T1" style:family="text">
      <style:text-properties officeooo:rsid="00140f30"/>
    </style:style>
    <style:style style:name="T2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<text:tab/><text:span text:style-name="T1">MODELO RELACIONAL </text:span></text:p>
      <text:p text:style-name="Standard"><text:tab/><text:tab/><text:tab/></text:p>
      <text:p text:style-name="Standard"/>
      <text:p text:style-name="P1">Usuario(<text:span text:style-name="T2">dni</text:span>,nombre,pago,Tipo,contraseña)</text:p>
      <text:p text:style-name="P1"/>
      <text:p text:style-name="P1">Almacén(<text:span text:style-name="T2">idAlmacén</text:span>,nombre,sección)</text:p>
      <text:p text:style-name="P1"/>
      <text:p text:style-name="P1">Producto(<text:span text:style-name="T2">idProducto</text:span>,nombre,tipo,stock)</text:p>
      <text:p text:style-name="P1"/>
      <text:p text:style-name="P1">Gestor(idGestor, pedidos,Facturas)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8T14:30:30.533000000</dc:date>
    <meta:editing-duration>PT12M25S</meta:editing-duration>
    <meta:editing-cycles>1</meta:editing-cycles>
    <meta:document-statistic meta:table-count="0" meta:image-count="0" meta:object-count="0" meta:page-count="1" meta:paragraph-count="6" meta:word-count="7" meta:character-count="169" meta:non-whitespace-character-count="160"/>
    <meta:generator>LibreOffice/7.3.4.2$Windows_X86_64 LibreOffice_project/728fec16bd5f605073805c3c9e7c4212a0120dc5</meta:generator>
  </office:meta>
</office:document-meta>
</file>